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5601650792446080700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3112822236883483276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1689759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1">I ran and walked on the indoor track. <text:s/>The first 2 miles I walked 120 yards during every half mile. <text:s/>For the last mile I walked 220 yards during each half mile.</text:p>
      <text:p text:style-name="P11">Splits: 10:23, 10:26, 10:59</text:p>
      <text:p text:style-name="P11"/>
      <text:p text:style-name="P13"><text:span text:style-name="T3">Fri Feb 2, 2018 </text:span><text:span text:style-name="T4">no running </text:span></text:p>
      <text:p text:style-name="P13"><text:span text:style-name="T3">We flew to Florida for a week.</text:span><text:span text:style-name="T3"> </text:span></text:p>
      <text:p text:style-name="P11"/>
      <text:p text:style-name="P12">20.75 miles in the last week </text:p>
      <text:p text:style-name="P14"/>
      <text:p text:style-name="P14"/>
      <text:p text:style-name="P14"/>
      <text:p text:style-name="P14"/>
      <text:p text:style-name="P14"/>
      <text:p text:style-name="P11"><text:soft-page-break/>Sat Feb 3, 2018 <text:span text:style-name="T1">5 miles</text:span> <text:s text:c="2"/></text:p>
      <text:p text:style-name="P11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1"/>
      <text:p text:style-name="P11">Sun Feb 4, 2018 <text:span text:style-name="T1">no running</text:span> <text:s/></text:p>
      <text:p text:style-name="P11"/>
      <text:p text:style-name="P11">Mon Feb 5, 2018 <text:span text:style-name="T1">5.5 miles</text:span></text:p>
      <text:p text:style-name="P11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1"/>
      <text:p text:style-name="P11">Tues Feb 6, 2018 <text:span text:style-name="T1">4 miles</text:span> <text:s/></text:p>
      <text:p text:style-name="P11">I ran on a 0.7 mile road loop in St Augustine and averaged 10:15/mile. <text:s/>The last ½ mile was in 4:13.</text:p>
      <text:p text:style-name="P11"/>
      <text:p text:style-name="P11">Wed Feb 7, 2018 <text:span text:style-name="T1">6 miles </text:span><text:s/></text:p>
      <text:p text:style-name="P11">I ran on the same 0.7 mile loop.</text:p>
      <text:p text:style-name="P11">0.2 mile warm up</text:p>
      <text:p text:style-name="P11">2 mile run in 18:20</text:p>
      <text:p text:style-name="P11">5 minute rest</text:p>
      <text:p text:style-name="P11">6 x 0.2 mile run with a 0.3 mile jog after each run</text:p>
      <text:p text:style-name="P11"><text:tab/>The 0.2 mile runs averaged 78.7s or 6:34/mile pace.</text:p>
      <text:p text:style-name="P11">0.8 mile walk/run warm down</text:p>
      <text:p text:style-name="P11"/>
      <text:p text:style-name="P11">Thur Feb 8, 2018 <text:span text:style-name="T1">5.5 miles</text:span> <text:s/></text:p>
      <text:p text:style-name="P11">0.25 mile jog</text:p>
      <text:p text:style-name="P11">4.9 mile run and walk: I walked a total of 0.9 miles in 6 walks and ran the rest. <text:tab/>The average pace was 11:00/mile</text:p>
      <text:p text:style-name="P11">0.35 mile walk to warm down</text:p>
      <text:p text:style-name="P11"/>
      <text:p text:style-name="P11">Fri Feb 9, 2018 <text:span text:style-name="T1">5 miles</text:span> </text:p>
      <text:p text:style-name="P11">I ran and walked 5 miles averaging 11:45/mile. <text:s/>I walked 8 times for a total of about 1.1 miles of walking.</text:p>
      <text:p text:style-name="P11"/>
      <text:p text:style-name="P12">31 miles in the last week</text:p>
      <text:p text:style-name="P12"/>
      <text:p text:style-name="P11"><text:soft-page-break/>Sat Feb 10, 2018 <text:span text:style-name="T1">8 miles</text:span> <text:s/></text:p>
      <text:p text:style-name="P11">I am back in Meadville. <text:s/>I ran on a treadmill in the Wise Center</text:p>
      <text:p text:style-name="P11">2 mile warm up in 18:57 at various paces, some at 7:53/mile. <text:s/>Rested 5 minutes</text:p>
      <text:p text:style-name="P11">I ran 4 x ¾ mile and 2 x ½ mile with ¼ mile jog before each run.</text:p>
      <text:p text:style-name="P11">The ¾ miles were all 6:00 and the ½ miles were 4:00. <text:s/>The ¼ mile jogs were 3:00.</text:p>
      <text:p text:style-name="P11">I warmed down with a ½ mile in 5:30. <text:s/>My pulse after the last ½ mile was 152.</text:p>
      <text:p text:style-name="P11"/>
      <text:p text:style-name="P11">Sun Feb 11, 2018 <text:span text:style-name="T1">5 miles</text:span></text:p>
      <text:p text:style-name="P11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1"/>
      <text:p text:style-name="P11">Mon Feb 12, 2018 <text:span text:style-name="T1">8 miles</text:span> <text:s/></text:p>
      <text:p text:style-name="P11">I ran ½ mile to the Wise Center and rested a few minutes. <text:s/>Then I ran 7.26 miles on a treadmill in 1 hour averaging 8:16/mile. <text:s/>Warm down was a 0.25 mile jog. <text:s/>I ran faster as I ran.</text:p>
      <text:p text:style-name="P11"/>
      <text:p text:style-name="P11">Tues Feb 13, 2018 <text:span text:style-name="T1">no running</text:span></text:p>
      <text:p text:style-name="P12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2"/>
      <text:p text:style-name="P12">37.5 miles in the last week</text:p>
      <text:p text:style-name="P14"><text:soft-page-break/><text:span text:style-name="T2">Sat Feb 17, 2018 </text:span>5.5 miles </text:p>
      <text:p text:style-name="P13">I ran on a treadmill at the Wise Center.</text:p>
      <text:p text:style-name="P13">Warm up: 2 miles in about 20:00 at various paces with some at 7:53/mile pace</text:p>
      <text:p text:style-name="P13">I rested 3 minutes and ran a 2.6 mile tempo run at 8:06.5/mile. Time: 21:05/mile</text:p>
      <text:p text:style-name="P13">Before the tempo run I had a lead in of 0.1 miles and after I jogged 0.8 miles in about 8:00.</text:p>
      <text:p text:style-name="P13"/>
      <text:p text:style-name="P13">Sun Feb 18, 2018 <text:span text:style-name="T1">3.5 miles</text:span> <text:s/></text:p>
      <text:p text:style-name="P13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3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9"><text:soft-page-break/>Sat March 17, 2018 <text:s/><text:span text:style-name="T1">5.5 miles</text:span></text:p>
      <text:p text:style-name="P9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9"/>
      <text:p text:style-name="P9">Sun March 18, 2018 <text:span text:style-name="T1">no running</text:span></text:p>
      <text:p text:style-name="P9"/>
      <text:p text:style-name="P9">Mon March 19, 2018 <text:span text:style-name="T1">9.25 miles</text:span></text:p>
      <text:p text:style-name="P9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9">Time for the 4.5 mile run: 33:26 <text:s/></text:p>
      <text:p text:style-name="P9">Splits: 7:30, 7:30, 7:26 7:23, 3:37.</text:p>
      <text:p text:style-name="P9">Later I jogged 1.5 miles outside.</text:p>
      <text:p text:style-name="P9"/>
      <text:p text:style-name="P9">Tues March 20, 2018 <text:span text:style-name="T1">8 miles</text:span></text:p>
      <text:p text:style-name="P9">I jogged ½ mile to the Sportcentrum VU, rested a few minutes and ran 1.5 miles on a treadmill averaging 8:30/mile at various paces with some as fast as 7:51/mile.</text:p>
      <text:p text:style-name="P9">Tempo Running:</text:p>
      <text:p text:style-name="P9">I ran 3 x ½ mile and 1 x 2.5 miles with a ¼ mile jog before each run and </text:p>
      <text:p text:style-name="P9">¼ mile jog at the end. All four runs were at 7:58/mile and jogs were about 3:00. <text:s/>I jogged ¾ miles back.</text:p>
      <text:p text:style-name="P9"/>
      <text:p text:style-name="P9">Wed March 21, 2018 <text:span text:style-name="T1">no running</text:span> We flew back home.</text:p>
      <text:p text:style-name="P9"/>
      <text:p text:style-name="P9">Thurs March 22, 2018 <text:span text:style-name="T1">4 miles</text:span></text:p>
      <text:p text:style-name="P9">I ran 1.5 miles outdoors on hilly roads at about 9:30/mile. <text:s/>Then on a Wise Center treadmill I ran 2 miles in about 18:00. <text:s/>Warm down: ½ mile home</text:p>
      <text:p text:style-name="P10"/>
      <text:p text:style-name="P9">Fri March 23, 2018 <text:span text:style-name="T1">4 miles</text:span> </text:p>
      <text:p text:style-name="P9">On treadmill: 2 mile run at about 9:00/mile and 2 mile walk/run averaging about 12:00/mile</text:p>
      <text:p text:style-name="P5"><text:span text:style-name="T1">30.75 miles in the last week</text:span> </text:p>
      <text:p text:style-name="P5"><text:soft-page-break/>Sat March 24, 2018 <text:span text:style-name="T1">5 miles</text:span> </text:p>
      <text:p text:style-name="P5">I ran and walked 5 miles on hilly roads and averaged 11:36/mile. <text:s/>I walked 6 times for a total of 0.75 miles of walking during the middle 3 miles. I was practicing a run/walk routine for a 50 mile run.</text:p>
      <text:p text:style-name="P5"/>
      <text:p text:style-name="P5">Sun March 25, 2018 <text:span text:style-name="T1">no running</text:span></text:p>
      <text:p text:style-name="P5">I have a sore throat and slight chest congestion.</text:p>
      <text:p text:style-name="P5"/>
      <text:p text:style-name="P5">Mon March 26, 2018 <text:span text:style-name="T1">4 miles</text:span> </text:p>
      <text:p text:style-name="P5">I ran and walked 4 miles on the Wise Center indoor track and averaged about 11:00/mile. <text:s/>My cold is a little better.</text:p>
      <text:p text:style-name="P5"/>
      <text:p text:style-name="P5">Tues March 27, 2018 <text:span text:style-name="T1">4 miles</text:span> </text:p>
      <text:p text:style-name="P5">I ran and walked on the Wise Center indoor track:</text:p>
      <text:p text:style-name="P5">2 miles of walking and running averaging 11:25/mile and 1 minute rest</text:p>
      <text:p text:style-name="P5">½ mile run in 4:04 and ¼ mile jog</text:p>
      <text:p text:style-name="P5">1 mile in 9:07 and ¼ mile jog</text:p>
      <text:p text:style-name="P5">My cold continues to get better.</text:p>
      <text:p text:style-name="P5"/>
      <text:p text:style-name="P5">Wed March 28, 2018 <text:span text:style-name="T1">4 miles</text:span> </text:p>
      <text:p text:style-name="P5">I did the same workout as yesterday.</text:p>
      <text:p text:style-name="P5">The 2 mile walk/run averaged 10:51.</text:p>
      <text:p text:style-name="P5">½ mile run: 3:54</text:p>
      <text:p text:style-name="P5">mile run: <text:s/>8:17</text:p>
      <text:p text:style-name="P5">I felt much better today, <text:s/>The effects of my cold are really decreasing. </text:p>
      <text:p text:style-name="P5"/>
      <text:p text:style-name="P5">Thur March 29, 2018 <text:span text:style-name="T1">3 miles</text:span> </text:p>
      <text:p text:style-name="P5">I ran 3 miles on the Wise Center indoor track in about 29 minutes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9T11:50:33.86</dc:date>
    <dc:creator>James Lombardi</dc:creator>
    <meta:editing-duration>P2DT11H18M50S</meta:editing-duration>
    <meta:editing-cycles>213</meta:editing-cycles>
    <meta:generator>OpenOffice/4.1.2$Win32 OpenOffice.org_project/412m3$Build-9782</meta:generator>
    <meta:document-statistic meta:table-count="0" meta:image-count="0" meta:object-count="0" meta:page-count="13" meta:paragraph-count="289" meta:word-count="4397" meta:character-count="21069"/>
  </office:meta>
</office:document-meta>
</file>